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2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range_20_Arrow">
      <style:graphic-properties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22.61cm" fo:min-width="10.93cm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14.99cm" fo:min-width="9.66cm"/>
      <style:paragraph-properties style:writing-mode="lr-tb"/>
    </style:style>
    <style:style style:name="gr4" style:family="graphic" style:parent-style-name="Component">
      <style:graphic-properties draw:textarea-horizontal-align="justify" draw:textarea-vertical-align="top" draw:auto-grow-height="false" fo:min-height="4.83cm" fo:min-width="8.39cm"/>
      <style:paragraph-properties style:writing-mode="lr-tb"/>
    </style:style>
    <style:style style:name="gr5" style:family="graphic" style:parent-style-name="text-property">
      <style:graphic-properties fo:min-height="0.628cm"/>
      <style:paragraph-properties style:writing-mode="lr-tb"/>
    </style:style>
    <style:style style:name="gr6" style:family="graphic" style:parent-style-name="text-property">
      <style:graphic-properties fo:min-height="4.39cm"/>
      <style:paragraph-properties style:writing-mode="lr-tb"/>
    </style:style>
    <style:style style:name="gr7" style:family="graphic" style:parent-style-name="text-property">
      <style:graphic-properties fo:min-height="2.509cm"/>
      <style:paragraph-properties style:writing-mode="lr-tb"/>
    </style:style>
    <style:style style:name="gr8" style:family="graphic" style:parent-style-name="Orange_20_Arrow">
      <style:graphic-properties draw:textarea-horizontal-align="center" draw:textarea-vertical-align="middle"/>
      <style:paragraph-properties style:writing-mode="lr-tb"/>
    </style:style>
    <style:style style:name="gr9" style:family="graphic" style:parent-style-name="text-property">
      <style:graphic-properties fo:min-height="0.925cm"/>
      <style:paragraph-properties style:writing-mode="lr-tb"/>
    </style:style>
    <style:style style:name="gr10" style:family="graphic" style:parent-style-name="Styled_20_Object_20_with_20_arrow">
      <style:graphic-properties draw:textarea-horizontal-align="center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635cm" svg:height="0.635cm" svg:x="18.78cm" svg:y="21.955cm">
          <text:p text:style-name="P1"/>
          <text:p text:style-name="P1"/>
          <text:p text:style-name="P1">Sto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43cm" svg:height="22.86cm" svg:x="1cm" svg:y="1cm">
          <text:p text:style-name="P1">Compila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0.16cm" svg:height="15.24cm" svg:x="1.635cm" svg:y="7.985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8.89cm" svg:height="5.08cm" svg:x="2.27cm" svg:y="17.51cm">
          <text:p text:style-name="P1">Cue</text:p>
          <draw:enhanced-geometry svg:viewBox="0 0 21600 21600" draw:type="rectangle" draw:enhanced-path="M 0 0 L 21600 0 21600 21600 0 21600 0 0 Z N"/>
        </draw:custom-shape>
        <draw:frame draw:style-name="gr5" draw:text-style-name="P2" xml:id="id3" draw:id="id3" draw:layer="layout" svg:width="10.16cm" svg:height="4.013cm" svg:x="1.635cm" svg:y="2.067cm">
          <draw:text-box>
            <text:p>Id</text:p>
            <text:p>Type</text:p>
            <text:p>MediaPath</text:p>
            <text:p>Title</text:p>
            <text:p>Url</text:p>
            <text:p>Tracks</text:p>
          </draw:text-box>
        </draw:frame>
        <draw:frame draw:style-name="gr6" draw:text-style-name="P2" xml:id="id1" draw:id="id1" draw:layer="layout" svg:width="8.89cm" svg:height="6.521cm" svg:x="2.27cm" svg:y="9.255cm">
          <draw:text-box>
            <text:p>Id</text:p>
            <text:p>Name</text:p>
            <text:p>Artist</text:p>
            <text:p>Album</text:p>
            <text:p>Url</text:p>
            <text:p>PlaybackPosition (//TODO)</text:p>
            <text:p>PlaybackMode</text:p>
            <text:p>Duration</text:p>
            <text:p text:style-name="P3"><text:span text:style-name="T1">Volume</text:span> (//TODO)</text:p>
            <text:p>Cues</text:p>
          </draw:text-box>
        </draw:frame>
        <draw:frame draw:style-name="gr7" draw:text-style-name="P2" draw:layer="layout" svg:width="7.62cm" svg:height="3.386cm" svg:x="2.905cm" svg:y="18.78cm">
          <draw:text-box>
            <text:p>Id</text:p>
            <text:p>Description</text:p>
            <text:p>Time</text:p>
            <text:p>Shortcut</text:p>
            <text:p>Duration</text:p>
          </draw:text-box>
        </draw:frame>
        <draw:connector draw:style-name="gr8" draw:text-style-name="P1" draw:layer="layout" draw:type="curve" svg:x1="11.16cm" svg:y1="12.515cm" svg:x2="19.098cm" svg:y2="21.955cm" draw:start-shape="id1" draw:start-glue-point="1" draw:end-shape="id2" draw:end-glue-point="4" svg:d="M11160 12515c5292 0 7938 3146 7938 9440" svg:viewBox="0 0 7939 9441">
          <text:p text:style-name="P4">Update <text:s text:c="24"/></text:p>
        </draw:connector>
        <draw:connector draw:style-name="gr8" draw:text-style-name="P1" draw:layer="layout" draw:type="curve" svg:x1="11.795cm" svg:y1="4.073cm" svg:x2="19.098cm" svg:y2="21.955cm" draw:start-shape="id3" draw:start-glue-point="1" draw:end-shape="id2" draw:end-glue-point="4" svg:d="M11795 4073c4869 0 7303 5960 7303 17882" svg:viewBox="0 0 7304 17883">
          <text:p text:style-name="P4">Update <text:s text:c="24"/></text:p>
        </draw:connector>
        <draw:frame draw:style-name="gr9" draw:text-style-name="P2" xml:id="id4" draw:id="id4" draw:layer="layout" svg:width="7.62cm" svg:height="1.175cm" svg:x="5.445cm" svg:y="25.765cm">
          <draw:text-box>
            <text:p>Selected Cue</text:p>
          </draw:text-box>
        </draw:frame>
        <draw:connector draw:style-name="gr8" draw:text-style-name="P1" draw:layer="layout" draw:type="curve" svg:x1="13.065cm" svg:y1="26.352cm" svg:x2="18.78cm" svg:y2="22.273cm" draw:start-shape="id4" draw:start-glue-point="1" draw:end-shape="id2" draw:end-glue-point="6" svg:d="M13065 26352c3996 0 1139-4079 5715-4079" svg:viewBox="0 0 5716 4080">
          <text:p text:style-name="P4">Update <text:s text:c="24"/></text:p>
        </draw:connector>
        <draw:connector draw:style-name="gr10" draw:text-style-name="P1" draw:layer="layout" draw:type="curve" svg:x1="6.715cm" svg:y1="15.776cm" svg:x2="6.715cm" svg:y2="17.51cm" draw:start-shape="id1" draw:start-glue-point="2" draw:end-shape="id5" draw:end-glue-point="0" svg:d="M6715 15776v1734" svg:viewBox="0 0 1 1735">
          <text:p text:style-name="P4">Cues</text:p>
        </draw:connector>
        <draw:connector draw:style-name="gr10" draw:text-style-name="P1" draw:layer="layout" draw:type="curve" svg:x1="6.715cm" svg:y1="6.08cm" svg:x2="6.715cm" svg:y2="7.985cm" draw:start-shape="id3" draw:start-glue-point="2" draw:end-shape="id6" draw:end-glue-point="0" svg:d="M6715 6080v1905" svg:viewBox="0 0 1 1906">
          <text:p text:style-name="P4">Tracks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2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 draw:fill-gradient-name="Gradient_20_11" draw:fill-hatch-name="Hatching_20_1" draw:fill-image-name="Bitmape_20_1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mponent" style:family="graphic" style:parent-style-name="standard">
      <style:graphic-properties draw:stroke="dash" draw:stroke-dash="Ultrafine_20_Dashed" svg:stroke-width="0.152cm" svg:stroke-color="#000000" draw:marker-start-width="0.635cm" draw:marker-end="Arrow" draw:marker-end-width="0.432cm" draw:fill="solid" draw:fill-color="#dddddd" draw:fill-gradient-name="Gradient_20_11" draw:fill-hatch-name="Hatching_20_1" draw:fill-image-name="Bitmape_20_1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style:font-name="DejaVu Sans2" fo:font-family="'DejaVu Sans'" style:font-style-name="Book" style:font-family-generic="swiss" style:font-pitch="variable" fo:font-weight="normal"/>
    </style:style>
    <style:style style:name="Orange_20_Arrow" style:display-name="Orange Arrow" style:family="graphic" style:parent-style-name="objectwithoutfill">
      <style:graphic-properties draw:marker-end="Small_20_Arrow" draw:fill-gradient-name="Gradient_20_10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2-12T01:25:25.28</meta:creation-date>
    <dc:date>2022-07-09T20:46:49.041468501</dc:date>
    <meta:editing-duration>PT5H6M48S</meta:editing-duration>
    <meta:editing-cycles>34</meta:editing-cycles>
    <meta:generator>LibreOffice/6.4.7.2$Linux_X86_64 LibreOffice_project/40$Build-2</meta:generator>
    <meta:document-statistic meta:object-count="13"/>
  </office:meta>
</office:document-meta>
</file>